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a3c20"/>
    </style:style>
    <style:style style:name="P2" style:family="paragraph" style:parent-style-name="Text_20_body">
      <style:paragraph-properties fo:text-align="start" style:justify-single-word="false"/>
      <style:text-properties officeooo:paragraph-rsid="000a3c20"/>
    </style:style>
    <style:style style:name="P3" style:family="paragraph" style:parent-style-name="Text_20_body">
      <style:paragraph-properties fo:text-align="start" style:justify-single-word="false"/>
      <style:text-properties officeooo:rsid="000a3c20" officeooo:paragraph-rsid="000a3c20"/>
    </style:style>
    <style:style style:name="P4" style:family="paragraph" style:parent-style-name="Text_20_body">
      <style:paragraph-properties fo:text-align="start" style:justify-single-word="false"/>
      <style:text-properties officeooo:rsid="000a9a22" officeooo:paragraph-rsid="000a9a22"/>
    </style:style>
    <style:style style:name="P5" style:family="paragraph" style:parent-style-name="Text_20_body">
      <style:paragraph-properties fo:text-align="start" style:justify-single-word="false"/>
      <style:text-properties officeooo:paragraph-rsid="000bf663"/>
    </style:style>
    <style:style style:name="T1" style:family="text">
      <style:text-properties officeooo:rsid="000a3c20"/>
    </style:style>
    <style:style style:name="T2" style:family="text">
      <style:text-properties officeooo:rsid="000bf663"/>
    </style:style>
    <style:style style:name="T3" style:family="text">
      <style:text-properties officeooo:rsid="000caf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Actividades Linux</text:span></text:h>
      <text:p text:style-name="P2"><text:span text:style-name="T1">1. </text:span>Busca ayuda de los siguientes comandos y de las opciones que se indican:</text:p>
      <text:p text:style-name="P3">sudo: Ejecuta comandos con privilegios de superusuario</text:p>
      <text:p text:style-name="P3">ls: Muestra el contenido de un directorio.</text:p>
      <text:p text:style-name="P3"><text:tab/>-l: Lista en formato largo (detallado)</text:p>
      <text:p text:style-name="P3"><text:tab/>-a: Incluye archivos ocultos.</text:p>
      <text:p text:style-name="P3"><text:tab/>-R: <text:s/>Lista recursivamente los subdirectorios.</text:p>
      <text:p text:style-name="P3">cp: Copia archivos o directorios.</text:p>
      <text:p text:style-name="P3"><text:tab/>-r: Copia directorios de manera recursiva.</text:p>
      <text:p text:style-name="P3"><text:tab/>-v: Detalla cada operación.</text:p>
      <text:p text:style-name="P3">mkdir: Crea un nuevo directorio</text:p>
      <text:p text:style-name="P3"><text:tab/>-p: Crea la estructura completa del directorio si no existe</text:p>
      <text:p text:style-name="P3">rm:Elimina archivos o directorios</text:p>
      <text:p text:style-name="P3"><text:tab/>-i:Solicita confirmación antes de eliminar.</text:p>
      <text:p text:style-name="P3"><text:tab/>-v:Proporciona detalles </text:p>
      <text:p text:style-name="P4">cat: Muestra el contenido de uno o más archivos</text:p>
      <text:p text:style-name="P4"><text:tab/>-n:Muestra números de línea para todas las líneas del archivo, incluidas las vacías.</text:p>
      <text:p text:style-name="P4"><text:tab/>-b: Numera solo las líneas que no están vacías, ignorando las líneas en blanco.</text:p>
      <text:p text:style-name="P4">wc:</text:p>
      <text:p text:style-name="P4"><text:tab/>-l: Cuenta el número de líneas en el archivo</text:p>
      <text:p text:style-name="P4"><text:tab/>-w: Cuenta el número de palabras en el archivo</text:p>
      <text:p text:style-name="P4"><text:tab/>-c: Cuenta el número de caracteres (incluye espacios y saltos de línea)</text:p>
      <text:p text:style-name="P4">history: Muestra el historial de comandos ejecutados en la terminal</text:p>
      <text:p text:style-name="P4">date: Muestra la fecha y hora actuales.</text:p>
      <text:p text:style-name="P4">adduser: Añade un nuevo usuario al sistema</text:p>
      <text:p text:style-name="P4">more: Muestra el contenido de un archivo de texto una página a la vez</text:p>
      <text:p text:style-name="P4">less: Muestra el contenido de un archivo de texto y permite moverse tanto hacia adelante como hacia atrás</text:p>
      <text:p text:style-name="P4"/>
      <text:p text:style-name="P5"><text:span text:style-name="T2">2.</text:span>¿Qué comando utilizarías para saber… </text:p>
      <text:p text:style-name="P5">- en que nombres o descripciones de manuales aparece la palabra ethernet? <text:span text:style-name="T2">man -k ethernet</text:span></text:p>
      <text:p text:style-name="P5"><text:soft-page-break/>-dónde están los archivos binarios, de ayuda y otros pertenecientes al comando halt? <text:s/>find / -name "archiv<text:span text:style-name="T2">o</text:span>"</text:p>
      <text:p text:style-name="P5"/>
      <text:p text:style-name="P5"><text:span text:style-name="T2">3.</text:span>Reinicia el sistema, justo en este momento, utilizando el comando shutdown. </text:p>
      <text:p text:style-name="P5">sudo shutdown -r now</text:p>
      <text:p text:style-name="P5"><text:span text:style-name="T2">4.</text:span>Apaga el sistema, justo en este momento, utilizando el comando shutdown. </text:p>
      <text:p text:style-name="P5">sudo shutdown -h now</text:p>
      <text:p text:style-name="P5">5. Busca la ayuda del comando shutdown e indica qué habría que hacer para que el sistema se apagase al pasar 15 minutos.</text:p>
      <text:p text:style-name="P5">sudo shutdown -h +15</text:p>
      <text:p text:style-name="P5">6. Busca la ayuda del comando shutdown e indica qué habría que hacer para que el sistema se reiniciase al pasar 2 minutos y que enviase un mensaje a los usuarios conectados avisándolos previamente.</text:p>
      <text:p text:style-name="P5">sudo shutdown -r +2 "El sistema se <text:span text:style-name="T2">va a reiniciar</text:span> en 2 minutos."</text:p>
      <text:p text:style-name="P5">7. Programa el sistema para que se apague al pasar 10 minutos avisando a los usuarios que estén conectados.</text:p>
      <text:p text:style-name="P5">sudo shutdown -h +10 "El sistema se <text:span text:style-name="T3">va a apagar</text:span> en 10 minutos"</text:p>
      <text:p text:style-name="P5">8. Cancela la orden de apagado del sistema que has dado previamente</text:p>
      <text:p text:style-name="P5">sudo shutdown -c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3c20" officeooo:paragraph-rsid="000a3c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0:26:27.675000000</meta:creation-date>
    <dc:date>2025-04-04T10:53:14.775000000</dc:date>
    <meta:editing-duration>PT4M30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3" meta:word-count="404" meta:character-count="2434" meta:non-whitespace-character-count="2054"/>
  </office:meta>
</office:document-meta>
</file>